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e0a50" officeooo:paragraph-rsid="001e0a50"/>
    </style:style>
    <style:style style:name="P2" style:family="paragraph" style:parent-style-name="Standard">
      <style:text-properties style:font-name="Times New Roman" officeooo:rsid="001e0a50" officeooo:paragraph-rsid="0023c6c2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officeooo:rsid="001e0a50" officeooo:paragraph-rsid="001e0a50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officeooo:rsid="0021309a" officeooo:paragraph-rsid="0021309a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e0a50" officeooo:paragraph-rsid="001e0a50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rsid="001e0a50" officeooo:paragraph-rsid="0021309a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rsid="0021309a" officeooo:paragraph-rsid="0021309a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0pt" fo:font-weight="bold" officeooo:rsid="001e0a50" officeooo:paragraph-rsid="0021309a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3pt" fo:font-weight="bold" officeooo:rsid="0021309a" officeooo:paragraph-rsid="0021309a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3pt" officeooo:rsid="0021309a" officeooo:paragraph-rsid="0021309a" style:font-size-asian="13pt" style:font-size-complex="13pt"/>
    </style:style>
    <style:style style:name="P11" style:family="paragraph" style:parent-style-name="Standard">
      <style:text-properties fo:color="#000000" style:font-name="Times New Roman" officeooo:rsid="0021309a" officeooo:paragraph-rsid="0021309a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8pt" fo:font-weight="bold" officeooo:rsid="00231332" officeooo:paragraph-rsid="00231332" style:font-size-asian="18pt" style:font-weight-asian="bold" style:font-size-complex="18pt" style:font-weight-complex="bold"/>
    </style:style>
    <style:style style:name="P13" style:family="paragraph" style:parent-style-name="Standard" style:list-style-name="L1">
      <style:text-properties style:font-name="Times New Roman" officeooo:rsid="001e0a50" officeooo:paragraph-rsid="0023c6c2"/>
    </style:style>
    <style:style style:name="P14" style:family="paragraph" style:parent-style-name="Standard" style:list-style-name="L1">
      <style:text-properties style:font-name="Times New Roman" officeooo:rsid="001e0a50" officeooo:paragraph-rsid="0026c727"/>
    </style:style>
    <style:style style:name="P15" style:family="paragraph" style:parent-style-name="Standard" style:list-style-name="L1">
      <style:text-properties style:font-name="Times New Roman" officeooo:rsid="001e0a50" officeooo:paragraph-rsid="0024c832"/>
    </style:style>
    <style:style style:name="P16" style:family="paragraph" style:parent-style-name="Standard" style:list-style-name="L1">
      <style:text-properties style:font-name="Times New Roman" officeooo:rsid="001e0a50" officeooo:paragraph-rsid="001e0a50"/>
    </style:style>
    <style:style style:name="P17" style:family="paragraph" style:parent-style-name="Standard" style:list-style-name="L2">
      <style:text-properties style:font-name="Times New Roman" officeooo:rsid="001e0a50" officeooo:paragraph-rsid="001e0a50"/>
    </style:style>
    <style:style style:name="P18" style:family="paragraph" style:parent-style-name="Standard" style:list-style-name="L2">
      <style:text-properties style:font-name="Times New Roman" officeooo:rsid="001e0a50" officeooo:paragraph-rsid="002d07f0"/>
    </style:style>
    <style:style style:name="P19" style:family="paragraph" style:parent-style-name="Standard" style:list-style-name="L2">
      <style:text-properties style:font-name="Times New Roman" officeooo:rsid="001e0a50" officeooo:paragraph-rsid="002d65c5"/>
    </style:style>
    <style:style style:name="P20" style:family="paragraph" style:parent-style-name="Standard" style:list-style-name="L2">
      <style:text-properties style:font-name="Times New Roman" officeooo:rsid="001e0a50" officeooo:paragraph-rsid="002f1aaa"/>
    </style:style>
    <style:style style:name="P21" style:family="paragraph" style:parent-style-name="Standard" style:list-style-name="L2">
      <style:text-properties style:font-name="Times New Roman" officeooo:rsid="001e0a50" officeooo:paragraph-rsid="00315dcf"/>
    </style:style>
    <style:style style:name="P22" style:family="paragraph" style:parent-style-name="Standard" style:list-style-name="L2">
      <style:text-properties style:font-name="Times New Roman" officeooo:rsid="001e0a50" officeooo:paragraph-rsid="0031f991"/>
    </style:style>
    <style:style style:name="P23" style:family="paragraph" style:parent-style-name="Standard" style:list-style-name="L2">
      <style:text-properties style:font-name="Times New Roman" officeooo:rsid="001e0a50" officeooo:paragraph-rsid="00335964"/>
    </style:style>
    <style:style style:name="P24" style:family="paragraph" style:parent-style-name="Standard" style:list-style-name="L2">
      <style:text-properties style:font-name="Times New Roman" officeooo:rsid="001e0a50" officeooo:paragraph-rsid="0035a060"/>
    </style:style>
    <style:style style:name="P25" style:family="paragraph" style:parent-style-name="Standard" style:list-style-name="L2">
      <style:text-properties style:font-name="Times New Roman" officeooo:rsid="001e0a50" officeooo:paragraph-rsid="0037885e"/>
    </style:style>
    <style:style style:name="P26" style:family="paragraph" style:parent-style-name="Standard" style:list-style-name="L2">
      <style:text-properties style:font-name="Times New Roman" officeooo:rsid="001e0a50" officeooo:paragraph-rsid="00398b20"/>
    </style:style>
    <style:style style:name="P27" style:family="paragraph" style:parent-style-name="Standard" style:list-style-name="L3">
      <style:text-properties style:font-name="Times New Roman" officeooo:rsid="001e0a50" officeooo:paragraph-rsid="002d65c5"/>
    </style:style>
    <style:style style:name="P28" style:family="paragraph" style:parent-style-name="Standard" style:list-style-name="L2">
      <style:text-properties style:font-name="Times New Roman" officeooo:rsid="003075bc" officeooo:paragraph-rsid="003075bc"/>
    </style:style>
    <style:style style:name="P29" style:family="paragraph" style:parent-style-name="Standard" style:list-style-name="L2">
      <style:text-properties style:font-name="Times New Roman" officeooo:rsid="003075bc" officeooo:paragraph-rsid="00315dcf"/>
    </style:style>
    <style:style style:name="P30" style:family="paragraph" style:parent-style-name="Standard" style:list-style-name="L2">
      <style:text-properties style:font-name="Times New Roman" officeooo:rsid="0031f991" officeooo:paragraph-rsid="0031f991"/>
    </style:style>
    <style:style style:name="P31" style:family="paragraph" style:parent-style-name="Standard" style:list-style-name="L2">
      <style:text-properties style:font-name="Times New Roman" officeooo:rsid="0035a060" officeooo:paragraph-rsid="0035a060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8pt" officeooo:rsid="001e0a50" officeooo:paragraph-rsid="001e0a50" style:font-size-asian="18pt" style:font-size-complex="18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2pt" officeooo:rsid="001e0a50" officeooo:paragraph-rsid="0021309a" style:font-size-asian="12pt" style:font-size-complex="12pt"/>
    </style:style>
    <style:style style:name="P34" style:family="paragraph" style:parent-style-name="Standard" style:list-style-name="L2">
      <style:text-properties officeooo:paragraph-rsid="00315dcf"/>
    </style:style>
    <style:style style:name="P35" style:family="paragraph" style:parent-style-name="Standard">
      <style:text-properties officeooo:paragraph-rsid="001e0a50"/>
    </style:style>
    <style:style style:name="T1" style:family="text">
      <style:text-properties officeooo:rsid="0021309a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officeooo:rsid="0021309a" style:font-weight-asian="normal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" officeooo:rsid="001e0a50"/>
    </style:style>
    <style:style style:name="T6" style:family="text">
      <style:text-properties fo:color="#000000" style:font-name="Times New Roman" officeooo:rsid="0021309a"/>
    </style:style>
    <style:style style:name="T7" style:family="text">
      <style:text-properties fo:color="#000000" style:font-name="Times New Roman" fo:font-size="12pt" officeooo:rsid="001e0a50" style:font-size-asian="12pt" style:font-size-complex="12pt"/>
    </style:style>
    <style:style style:name="T8" style:family="text">
      <style:text-properties fo:color="#000000" style:font-name="Times New Roman" fo:font-size="12pt" officeooo:rsid="0021309a" style:font-size-asian="12pt" style:font-size-complex="12pt"/>
    </style:style>
    <style:style style:name="T9" style:family="text">
      <style:text-properties fo:color="#000000" style:font-name="Times New Roman" fo:font-style="normal" style:font-style-asian="normal" style:font-style-complex="normal"/>
    </style:style>
    <style:style style:name="T10" style:family="text">
      <style:text-properties fo:color="#000000" style:font-name="Times New Roman" fo:font-weight="normal" officeooo:rsid="0021309a" style:font-weight-asian="normal" style:font-weight-complex="normal"/>
    </style:style>
    <style:style style:name="T11" style:family="text">
      <style:text-properties fo:color="#000000" style:font-name="Times New Roman" fo:font-weight="normal" officeooo:rsid="001e0a50" style:font-weight-asian="normal" style:font-weight-complex="normal"/>
    </style:style>
    <style:style style:name="T12" style:family="text">
      <style:text-properties fo:color="#000000" style:font-name="Times New Roman" officeooo:rsid="00231332"/>
    </style:style>
    <style:style style:name="T13" style:family="text">
      <style:text-properties fo:color="#000000" style:font-name="Times New Roman" officeooo:rsid="002d07f0"/>
    </style:style>
    <style:style style:name="T14" style:family="text">
      <style:text-properties fo:color="#000000" style:font-name="Times New Roman" officeooo:rsid="00374d6b"/>
    </style:style>
    <style:style style:name="T15" style:family="text">
      <style:text-properties fo:color="#000000" officeooo:rsid="0021309a"/>
    </style:style>
    <style:style style:name="T16" style:family="text">
      <style:text-properties fo:color="#000000" officeooo:rsid="00231332"/>
    </style:style>
    <style:style style:name="T17" style:family="text">
      <style:text-properties fo:color="#000000" style:font-name="Times New Roman" fo:font-weight="normal" officeooo:rsid="001e0a50" style:font-weight-asian="normal" style:font-weight-complex="normal"/>
    </style:style>
    <style:style style:name="T18" style:family="text">
      <style:text-properties officeooo:rsid="00231332"/>
    </style:style>
    <style:style style:name="T19" style:family="text">
      <style:text-properties officeooo:rsid="0023c6c2"/>
    </style:style>
    <style:style style:name="T20" style:family="text">
      <style:text-properties officeooo:rsid="0024c832"/>
    </style:style>
    <style:style style:name="T21" style:family="text">
      <style:text-properties officeooo:rsid="0026c727"/>
    </style:style>
    <style:style style:name="T22" style:family="text">
      <style:text-properties officeooo:rsid="002c39f3"/>
    </style:style>
    <style:style style:name="T23" style:family="text">
      <style:text-properties officeooo:rsid="002d07f0"/>
    </style:style>
    <style:style style:name="T24" style:family="text">
      <style:text-properties officeooo:rsid="002d65c5"/>
    </style:style>
    <style:style style:name="T25" style:family="text">
      <style:text-properties officeooo:rsid="001e0a50"/>
    </style:style>
    <style:style style:name="T26" style:family="text">
      <style:text-properties officeooo:rsid="00315dcf"/>
    </style:style>
    <style:style style:name="T27" style:family="text">
      <style:text-properties style:font-name="Times New Roman" officeooo:rsid="001e0a50"/>
    </style:style>
    <style:style style:name="T28" style:family="text">
      <style:text-properties style:font-name="Times New Roman" officeooo:rsid="00315dcf"/>
    </style:style>
    <style:style style:name="T29" style:family="text">
      <style:text-properties style:font-name="Times New Roman" officeooo:rsid="0031f991"/>
    </style:style>
    <style:style style:name="T30" style:family="text">
      <style:text-properties officeooo:rsid="0031f991"/>
    </style:style>
    <style:style style:name="T31" style:family="text">
      <style:text-properties officeooo:rsid="00335964"/>
    </style:style>
    <style:style style:name="T32" style:family="text">
      <style:text-properties officeooo:rsid="0035a060"/>
    </style:style>
    <style:style style:name="T33" style:family="text">
      <style:text-properties officeooo:rsid="0037885e"/>
    </style:style>
    <style:style style:name="T34" style:family="text">
      <style:text-properties officeooo:rsid="003824f3"/>
    </style:style>
    <style:style style:name="T35" style:family="text">
      <style:text-properties officeooo:rsid="00398b20"/>
    </style:style>
    <style:style style:name="T36" style:family="text">
      <style:text-properties officeooo:rsid="0039ccd3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Projeto <text:span text:style-name="T1">de </text:span>MC302</text:p>
      <text:p text:style-name="P6"/>
      <text:p text:style-name="P6"/>
      <text:p text:style-name="P6"/>
      <text:p text:style-name="P10">Abril de 2018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Discentes</text:p>
      <text:p text:style-name="P7"/>
      <text:p text:style-name="P6">Gustavo Henrique Libraiz Teixeira, RA: 198537</text:p>
      <text:p text:style-name="P6">Vicenzo Cano Cesconetto, RA: 206456</text:p>
      <text:p text:style-name="P6">Evandro Luis Araujo de Sousa, RA: 170701</text:p>
      <text:p text:style-name="P3"><text:soft-page-break/></text:p>
      <text:p text:style-name="P4">Introdução</text:p>
      <text:p text:style-name="P1"/>
      <text:p text:style-name="P35"><text:span text:style-name="T27">Neste projeto desenvolvemos um programa para </text:span><text:span text:style-name="T5">gerenciar uma oficina </text:span><text:span text:style-name="T6">mecânica. </text:span><text:span text:style-name="T5">Um d</text:span><text:span text:style-name="T14">o</text:span><text:span text:style-name="T5">s principais diferen</text:span><text:span text:style-name="T14">ci</text:span><text:span text:style-name="T5">a</text:span><text:span text:style-name="T14">i</text:span><text:span text:style-name="T5">s do nosso programa é a possibilidade de prever o retorno do client</text:span><text:span text:style-name="T7">e </text:span><text:span text:style-name="T8">à</text:span><text:span text:style-name="T7"> of</text:span><text:span text:style-name="T5">icina, </text:span><text:span text:style-name="T6">pois</text:span><text:span text:style-name="T5"> serviços </text:span><text:span text:style-name="T6">cíclicos</text:span><text:span text:style-name="T5"> </text:span><text:span text:style-name="T14">como </text:span><text:span text:style-name="T5">trocas de </text:span><text:span text:style-name="T6">óleo</text:span><text:span text:style-name="T5">, filtros, limpezas, </text:span><text:span text:style-name="T14">checagem de </text:span><text:span text:style-name="T5">correias, balanceamento, etc, devem ocorrer a cada </text:span><text:span text:style-name="T6">determinada quantidade</text:span><text:span text:style-name="T5"> </text:span><text:span text:style-name="T6">de quilômetros rodados</text:span><text:span text:style-name="T5">. Dada a </text:span><text:span text:style-name="T6">previsão,</text:span><text:span text:style-name="T5"> o </text:span><text:span text:style-name="T6">funcionário</text:span><text:span text:style-name="T5"> da oficina entra em contato com seu cliente e assim </text:span><text:span text:style-name="T12">garant</text:span><text:span text:style-name="T14">e</text:span><text:span text:style-name="T5"> uma fidelização, </text:span><text:span text:style-name="T12">contudo, </text:span><text:span text:style-name="T6">note que essa </text:span><text:span text:style-name="Emphasis"><text:span text:style-name="T9">ú</text:span></text:span><text:span text:style-name="T6">ltima parte ainda </text:span><text:span text:style-name="T10">ser</text:span><text:span text:style-name="Emphasis"><text:span text:style-name="T2">á</text:span></text:span><text:span text:style-name="T11"> i</text:span><text:span text:style-name="T5">mplementad</text:span><text:span text:style-name="T13">a</text:span><text:span text:style-name="T5"> </text:span><text:span text:style-name="T6">na segunda parte do projeto</text:span><text:span text:style-name="T5">.</text:span></text:p>
      <text:p text:style-name="P11"/>
      <text:p text:style-name="P1"><text:span text:style-name="T4">Outro diferencial que </text:span><text:span text:style-name="T16">o sistema de gerenciamento tem </text:span><text:span text:style-name="T4">é guardar os modelos d</text:span><text:span text:style-name="T16">os</text:span><text:span text:style-name="T4"> carro</text:span><text:span text:style-name="T16">s</text:span><text:span text:style-name="T4"> </text:span><text:span text:style-name="T15">compatíveis</text:span><text:span text:style-name="T4"> com um dado produto - não é raro ouvir casos de pessoas que tiveram o óleo </text:span><text:span text:style-name="T16">ou </text:span><text:span text:style-name="T4">filtro errados colocados </text:span><text:span text:style-name="T16">em</text:span> seu carro. <text:span text:style-name="T18">Nessa perspectiva</text:span>, o programa checa se o produto pode ser utilizado no carro do cliente, <text:span text:style-name="T18">também a</text:span> ser implementado <text:span text:style-name="T23">na segunda parte do projeto</text:span>.</text:p>
      <text:p text:style-name="P1"/>
      <text:p text:style-name="P1"/>
      <text:p text:style-name="P12">Funcionalidades</text:p>
      <text:p text:style-name="P1"/>
      <text:p text:style-name="P1">No <text:span text:style-name="T19">nosso</text:span> programa <text:span text:style-name="T19">de gerenciamento </text:span>é <text:span text:style-name="T19">possível</text:span>:</text:p>
      <text:p text:style-name="P1"/>
      <text:list xml:id="list3033832663249349810" text:style-name="L1">
        <text:list-item>
          <text:p text:style-name="P13">Controlar o caixa: o programa salva as entradas e <text:span text:style-name="T20">saídas</text:span> de dinheiro em todas as formas de pagamento aceitas, <text:span text:style-name="T20">em suma, a movimentação.</text:span> <text:span text:style-name="T21">Ademais, </text:span>é <text:span text:style-name="T20">possível</text:span> imprimir um encerrante que mostra todas as transações daquele turno -<text:span text:style-name="T21"> o tempo de trabalho de um funcionário no caixa</text:span>.</text:p>
        </text:list-item>
      </text:list>
      <text:p text:style-name="P2"/>
      <text:list xml:id="list220523521358433" text:continue-numbering="true" text:style-name="L1">
        <text:list-item>
          <text:p text:style-name="P13">Cadastrar e gerenciar o estoque d<text:span text:style-name="T21">os</text:span> produtos.</text:p>
          <text:p text:style-name="P13"><text:tab/></text:p>
        </text:list-item>
        <text:list-item>
          <text:p text:style-name="P13">Cadastrar serviços oferecidos pela oficina.</text:p>
          <text:p text:style-name="P13"/>
        </text:list-item>
        <text:list-item>
          <text:p text:style-name="P14">Cadastrar e gerenciar os clientes:</text:p>
          <text:list>
            <text:list-item>
              <text:p text:style-name="P14">Existem dois tipos de cliente: <text:span text:style-name="T21">o</text:span>s que não tem carro - apenas compram produtos e não tem um carro cadastrado - e o cliente que tem um carro cadastrado, <text:span text:style-name="T21">isto </text:span>é<text:span text:style-name="T21">, </text:span>um motorista.</text:p>
            </text:list-item>
            <text:list-item>
              <text:p text:style-name="P15">Para cada cliente é associado um <text:span text:style-name="T19">histórico</text:span> de compras e <text:span text:style-name="T19">serviços</text:span> realizados.</text:p>
              <text:p text:style-name="P15"/>
            </text:list-item>
          </text:list>
        </text:list-item>
        <text:list-item>
          <text:p text:style-name="P15">Gerenciar os dados da empresa e os <text:span text:style-name="T19">funcionários</text:span> presentes nela.</text:p>
          <text:p text:style-name="P16"/>
        </text:list-item>
        <text:list-item>
          <text:p text:style-name="P16">Realizar vendas de diversos produtos e <text:span text:style-name="T19">serviços</text:span> cadastrados.</text:p>
        </text:list-item>
      </text:list>
      <text:p text:style-name="P1"/>
      <text:p text:style-name="P1"/>
      <text:p text:style-name="P5">Rotina do programa</text:p>
      <text:list xml:id="list3905511299373890265" text:style-name="L2">
        <text:list-header>
          <text:p text:style-name="P17"/>
          <text:p text:style-name="P17">O funcionário entra com seu login e senha (<text:span text:style-name="T22">a</text:span> ser implementado) <text:span text:style-name="T32">e então ele </text:span><text:s/>informa o caixa inicial do turno. <text:span text:style-name="T33">Na tela do programa t</text:span>emos as <text:span text:style-name="T22">seguintes </text:span>fun<text:span text:style-name="T22">cionalidades </text:span>iniciais:</text:p>
          <text:p text:style-name="P17"/>
        </text:list-header>
        <text:list-item>
          <text:p text:style-name="P25">Realizar Venda:</text:p>
          <text:list>
            <text:list-item>
              <text:list>
                <text:list-item>
                  <text:p text:style-name="P17">O funcionário entra com o nome do cliente , <text:span text:style-name="T33">buscando e encontrando ele no banco de dados, e e</text:span>ntão ele adiciona os produtos ou <text:span text:style-name="T19">serviços</text:span> que vai oferecer ao seu cliente.</text:p>
                  <text:p text:style-name="P17"/>
                </text:list-item>
                <text:list-item>
                  <text:p text:style-name="P18">Quando ele adiciona um produto ele é questionado sobre a quantidade de itens desse produto</text:p>
                  <text:p text:style-name="P18"><text:soft-page-break/></text:p>
                </text:list-item>
              </text:list>
            </text:list-item>
          </text:list>
        </text:list-item>
      </text:list>
      <text:list xml:id="list5719713794298416960" text:style-name="L3">
        <text:list-item>
          <text:list>
            <text:list-item>
              <text:list>
                <text:list-item>
                  <text:p text:style-name="P27"><text:span text:style-name="T24">Como </text:span>o programa pede o login e senha do <text:span text:style-name="T34">funcionário</text:span>, <text:span text:style-name="T24">se</text:span> <text:span text:style-name="T34">o mesmo for </text:span>o gerente, é <text:span text:style-name="T19">possível</text:span> dar um desconto para aquela venda (<text:span text:style-name="T26">a</text:span> ser implementado).</text:p>
                  <text:p text:style-name="P27"/>
                </text:list-item>
              </text:list>
            </text:list-item>
          </text:list>
        </text:list-item>
      </text:list>
      <text:list xml:id="list220523197060292" text:continue-list="list3905511299373890265" text:style-name="L2">
        <text:list-item>
          <text:list>
            <text:list-item>
              <text:list>
                <text:list-item>
                  <text:p text:style-name="P17">Após o funcionário concluir a venda, <text:span text:style-name="T26">são</text:span> exibido<text:span text:style-name="T26">s</text:span> os detalhes da mesma.</text:p>
                </text:list-item>
              </text:list>
            </text:list-item>
          </text:list>
          <text:p text:style-name="P17"/>
        </text:list-item>
        <text:list-item>
          <text:p text:style-name="P19">Cadastrar ou Atualizar Cliente:</text:p>
          <text:list>
            <text:list-item>
              <text:p text:style-name="P19">Cadastrar novo cliente</text:p>
              <text:list>
                <text:list-item>
                  <text:p text:style-name="P20"><text:span text:style-name="T24">O</text:span> <text:span text:style-name="T19">funcionário</text:span> é perguntado sobre os dados do cliente que quer cadastrar.</text:p>
                  <text:p text:style-name="P20"/>
                </text:list-item>
              </text:list>
            </text:list-item>
          </text:list>
        </text:list-item>
        <text:list-item>
          <text:p text:style-name="P28">Atualizar Cadastro</text:p>
          <text:list>
            <text:list-item>
              <text:p text:style-name="P29">O <text:s/><text:span text:style-name="T25">funcionário busca os dados do cliente já cadastrado pelo nome.</text:span></text:p>
              <text:list>
                <text:list-item>
                  <text:p text:style-name="P34"><text:span text:style-name="T29">A</text:span><text:span text:style-name="T27">p</text:span><text:span text:style-name="Emphasis"><text:span text:style-name="T3">ó</text:span></text:span><text:span text:style-name="T11">s</text:span><text:span text:style-name="T27"> a busca são exibidos os dados do cliente e o funcionário é questionado </text:span><text:span text:style-name="T28">sobre</text:span><text:span text:style-name="T27"> quais dados </text:span><text:span text:style-name="T28">do cliente ele </text:span><text:span text:style-name="T27">quer atualizar</text:span></text:p>
                </text:list-item>
              </text:list>
            </text:list-item>
          </text:list>
          <text:p text:style-name="P17"/>
        </text:list-item>
        <text:list-item>
          <text:p text:style-name="P21">Cadastrar Produto <text:span text:style-name="T26">ou Serviço</text:span></text:p>
          <text:list>
            <text:list-item>
              <text:p text:style-name="P21">Cadastrar <text:span text:style-name="T30">P</text:span>roduto</text:p>
              <text:list>
                <text:list-item>
                  <text:p text:style-name="P22"><text:span text:style-name="T26">O</text:span> <text:span text:style-name="T19">funcionário</text:span> é questionado sobre os dados do produto que ele quer cadastrar.</text:p>
                </text:list-item>
                <text:list-item>
                  <text:p text:style-name="P22"><text:span text:style-name="T30">O</text:span>s dados <text:span text:style-name="T19">são</text:span> exibidos para o <text:span text:style-name="T26">funcionário</text:span>, que se confirmar, o produto é adicionado aos <text:span text:style-name="T30">já</text:span> cadastrados.</text:p>
                  <text:p text:style-name="P22"/>
                </text:list-item>
              </text:list>
            </text:list-item>
            <text:list-item>
              <text:p text:style-name="P30">Cadastrar Serviço</text:p>
              <text:list>
                <text:list-item>
                  <text:p text:style-name="P22"><text:span text:style-name="T30">O</text:span> <text:span text:style-name="T26">funcionário</text:span> é questionado sobre os dados do <text:span text:style-name="T26">serviço</text:span> que ele quer <text:span text:style-name="T26">cadastrar.</text:span></text:p>
                </text:list-item>
                <text:list-item>
                  <text:p text:style-name="P22"><text:span text:style-name="T26">Os</text:span> dados <text:span text:style-name="T26">são</text:span> exibidos para o <text:span text:style-name="T26">funcionário</text:span>, que se confirmar, o <text:span text:style-name="T26">serviço</text:span> é adicionado aos <text:span text:style-name="T30">já</text:span> cadastrados.</text:p>
                </text:list-item>
              </text:list>
            </text:list-item>
          </text:list>
          <text:p text:style-name="P17"/>
        </text:list-item>
        <text:list-item>
          <text:p text:style-name="P22">Atualizar Estoque de produtos</text:p>
          <text:list>
            <text:list-item>
              <text:p text:style-name="P26"><text:span text:style-name="T30">O</text:span> <text:span text:style-name="T26">funcionário</text:span> faz uma busca por nome do produto <text:span text:style-name="T35">cujo</text:span> o estoque <text:span text:style-name="T35">deve ser </text:span>atualiza<text:span text:style-name="T36">do.</text:span></text:p>
            </text:list-item>
            <text:list-item>
              <text:p text:style-name="P22"><text:span text:style-name="T30">E</text:span>le informa o novo valor do estoque.</text:p>
            </text:list-item>
            <text:list-item>
              <text:p text:style-name="P22"><text:span text:style-name="T30">A</text:span>p<text:span text:style-name="Emphasis"><text:span text:style-name="T3">ó</text:span></text:span>s o <text:span text:style-name="T26">funcionário</text:span> confirmar o novo valor ele é salvo na mem<text:span text:style-name="Emphasis"><text:span text:style-name="T3">ó</text:span></text:span>ria.</text:p>
            </text:list-item>
          </text:list>
          <text:p text:style-name="P17"/>
        </text:list-item>
        <text:list-item>
          <text:p text:style-name="P22">Caixa:</text:p>
          <text:list>
            <text:list-item>
              <text:p text:style-name="P22">Exibir caixa atual:</text:p>
              <text:list>
                <text:list-item>
                  <text:p text:style-name="P22">É exibido na tela o valor atual do caixa.</text:p>
                </text:list-item>
              </text:list>
            </text:list-item>
          </text:list>
          <text:p text:style-name="P17"/>
          <text:list text:continue-numbering="true">
            <text:list-item>
              <text:p text:style-name="P23">Imprimir encerrante:</text:p>
              <text:list>
                <text:list-item>
                  <text:p text:style-name="P23">É impresso o nome do <text:span text:style-name="T26">funcionário</text:span>, a data e hora atuais e as movimentações do caixa até o presente momento</text:p>
                  <text:p text:style-name="P23"/>
                </text:list-item>
              </text:list>
            </text:list-item>
          </text:list>
        </text:list-item>
        <text:list-item>
          <text:p text:style-name="P23">Retorno de Clientes:</text:p>
          <text:list>
            <text:list-item>
              <text:p text:style-name="P24">São exibidos os clientes que devem retornar para algum serviço nos <text:span text:style-name="T26">próximos</text:span> dias. (<text:span text:style-name="T31">a</text:span> ser implementado)</text:p>
            </text:list-item>
          </text:list>
        </text:list-item>
        <text:list-item>
          <text:p text:style-name="P31">Sair:</text:p>
          <text:list>
            <text:list-item>
              <text:p text:style-name="P31">Salva os dados no disco (a ser implementado)</text:p>
            </text:list-item>
            <text:list-item>
              <text:p text:style-name="P31">Encerra o programa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6:05:26.842132107</meta:creation-date>
    <dc:date>2018-04-25T22:05:20.504238643</dc:date>
    <meta:editing-duration>PT1H12M12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3" meta:paragraph-count="60" meta:word-count="696" meta:character-count="4033" meta:non-whitespace-character-count="3405"/>
  </office:meta>
</office:document-meta>
</file>